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Text_20_body">
      <style:text-properties fo:color="#800000"/>
    </style:style>
    <style:style style:name="P3" style:family="paragraph" style:parent-style-name="Text_20_body">
      <style:paragraph-properties fo:margin-top="0cm" fo:margin-bottom="0cm"/>
      <style:text-properties fo:color="#80000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>
      <style:text-properties fo:color="#800000"/>
    </style:style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style:style style:name="P16" style:family="paragraph" style:parent-style-name="Text_20_body" style:list-style-name="L5">
      <style:paragraph-properties fo:margin-top="0cm" fo:margin-bottom="0cm"/>
    </style:style>
    <style:style style:name="P17" style:family="paragraph" style:parent-style-name="Text_20_body" style:list-style-name="L6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</style:style>
    <style:style style:name="T1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list xml:id="list5308023653128255998" text:style-name="L1">
        <text:list-item>
          <text:p text:style-name="P12">Podstawy pracy z bazą danych PostgreSQL - praca z gotową bazą danych <text:span text:style-name="Emphasis">cukiernia</text:span>.</text:p>
        </text:list-item>
        <text:list-item>
          <text:p text:style-name="P12">Powłoka PostgreSQL <text:span text:style-name="Strong_20_Emphasis">psql</text:span>: podstawowe polecenia, uruchamianie skryptów <text:span text:style-name="ACRONYM">SQL</text:span>, przekierowanie we/wy.</text:p>
        </text:list-item>
        <text:list-item>
          <text:p text:style-name="P4">Proste zapytania DQL: SELECT, WHERE, ORDER.</text:p>
        </text:list-item>
      </text:list>
      <text:h text:style-name="Heading_20_1" text:outline-level="1"><text:bookmark text:name="zadanie_1"/>Zadanie 1</text:h>
      <text:p text:style-name="Text_20_body">Pobierz plik <text:a xlink:type="simple" xlink:href="http://home.agh.edu.pl/%7Emszpyrka/_media/dydagh:bddata:cukiernia.sql?id=dydagh%3Abddata%3Alab2&amp;cache=cache">cukiernia.sql</text:a> i skopiuj go na swoje konto na serwerze borg. Uruchom <text:span text:style-name="Strong_20_Emphasis">psql</text:span> i korzystając z polecenia <text:span text:style-name="Strong_20_Emphasis">\i</text:span> wykonaj zawarte w skrypcie polecenia. </text:p>
      <text:h text:style-name="Heading_20_1" text:outline-level="1"><text:bookmark text:name="zadanie_2"/>Zadanie 2</text:h>
      <text:p text:style-name="Text_20_body">Korzystając z poleceń z rodziny <text:span text:style-name="Strong_20_Emphasis">\d</text:span> sprawdź jakie tabele zostały utworzone w Twojej bazie danych. Na podstawie uzyskanych informacji narysuj (na papierze) schemat bazy danych <text:span text:style-name="Emphasis">Cukiernia</text:span> analogicznie do zamieszczonego przykładu. </text:p>
      <text:p text:style-name="P2">\l – wyświetla dostępne bazy danych</text:p>
      <text:p text:style-name="P2">\dt – wyświetla dostępne tabele w bieżącej bazie danych</text:p>
      <text:p text:style-name="P2">\d nazwa_tabeli – wyświetla zawartość tabeli</text:p>
      <text:p text:style-name="P2">\i nazwa pliku – wykonuje skrypt</text:p>
      <text:h text:style-name="Heading_20_1" text:outline-level="1"><text:bookmark text:name="zadanie_3"/>Zadanie 3</text:h>
      <text:p text:style-name="Text_20_body">Korzystając z psql utwórz zapytanie wyświetlające całą zawartość tabeli Klienci. </text:p>
      <text:list xml:id="list1578636950670500167" text:style-name="L2">
        <text:list-item>
          <text:p text:style-name="P13">Wydaj polecenie <text:span text:style-name="Strong_20_Emphasis">\a</text:span> i ponownie wykonaj to samo zapytanie. </text:p>
        </text:list-item>
        <text:list-item>
          <text:p text:style-name="P13">Wydaj polecenie <text:span text:style-name="Strong_20_Emphasis">\f ' '</text:span> i ponownie wykonaj to samo zapytanie. </text:p>
        </text:list-item>
        <text:list-item>
          <text:p text:style-name="P13">Wydaj polecenie <text:span text:style-name="Strong_20_Emphasis">\H</text:span> i ponownie wykonaj to samo zapytanie. </text:p>
        </text:list-item>
        <text:list-item>
          <text:p text:style-name="P13">Stosując polecenie <text:span text:style-name="Strong_20_Emphasis">\o</text:span> przekieruj wyniki zapytania do pliku <text:span text:style-name="Strong_20_Emphasis">wynik.html</text:span>. Ponownie wykonaj to samo zapytanie. Na drugiej konsoli sprawdź efekt jego realizacji.</text:p>
        </text:list-item>
        <text:list-item>
          <text:p text:style-name="P5">Przywróć standardowe parametry wyświetlania wyników w psql. <text:span text:style-name="T1">\o</text:span></text:p>
        </text:list-item>
      </text:list>
      <text:h text:style-name="Heading_20_1" text:outline-level="1"><text:bookmark text:name="zadanie_4"/>Zadanie 4</text:h>
      <text:p text:style-name="Text_20_body">Sprawdź jak działa tryb wspomagania pracy w języku <text:span text:style-name="ACRONYM">SQL</text:span> edytora emacs. Jako zapytanie testowe można użyć zapytanie z poprzedniego zadania. </text:p>
      <text:list xml:id="list5493009680946864262" text:style-name="L3">
        <text:list-item>
          <text:p text:style-name="P14">Uruchom edytor emacs.</text:p>
        </text:list-item>
        <text:list-item>
          <text:p text:style-name="P14">Uruchom połączenie do bazy danych: <text:span text:style-name="Strong_20_Emphasis">Meta-x sql-postgres</text:span> (jako nazwę serwera podaj pusty ciąg znaków). </text:p>
        </text:list-item>
        <text:list-item>
          <text:p text:style-name="P14">Utwórz nowy plik z rozszerzeniem .sql, albo otwórz już istniejący: <text:span text:style-name="Strong_20_Emphasis">Ctrl-x Ctrl-f</text:span>.</text:p>
        </text:list-item>
        <text:list-item>
          <text:p text:style-name="P14">Aby wykonać zapytanie <text:span text:style-name="ACRONYM">SQL</text:span> z akapitu w którym znajduje się kursor wykonaj: <text:span text:style-name="Strong_20_Emphasis">Ctrl-c Ctrl-c</text:span>.</text:p>
        </text:list-item>
        <text:list-item>
          <text:p text:style-name="P14"><text:soft-page-break/>Zobacz pozycje menu dla bufora <text:span text:style-name="ACRONYM">SQL</text:span>.</text:p>
        </text:list-item>
        <text:list-item>
          <text:p text:style-name="P6">Jeżeli czujesz się podle zobacz do menu: Help a następnie Emacs Psychiatrist (albo <text:span text:style-name="Strong_20_Emphasis">Meta-x doctor</text:span>).</text:p>
        </text:list-item>
      </text:list>
      <text:h text:style-name="Heading_20_1" text:outline-level="1"><text:bookmark text:name="zadanie_5"/>Zadanie 5</text:h>
      <text:p text:style-name="Text_20_body">W pliku zapytanie1.sql umieść zapytanie wyświetlające pola: idczekoladki, nazwa i opis z tabeli czekoladki. Wykonaj skrypt z poziomu psql. </text:p>
      <text:p text:style-name="Text_20_body">Zmodyfikuj skrypt tak, aby wynik w formacie <text:span text:style-name="ACRONYM">HTML</text:span> był umieszczany w pliku zapytanie1.html oraz, aby po wygenerowaniu wyniku przywracane były domyślne parametry pracy psql. </text:p>
      <text:p text:style-name="P2"/>
      <text:h text:style-name="Heading_20_1" text:outline-level="1"><text:bookmark text:name="zadanie_6"/>Zadanie 6</text:h>
      <text:p text:style-name="Text_20_body">W pliku zapytanie2.sql umieść zapytanie wyświetlające pola: idpudełka, nazwa i opis z tabeli pudełka. </text:p>
      <text:list xml:id="list7867710876404081649" text:style-name="L4">
        <text:list-item>
          <text:p text:style-name="P15">Uruchom psql nieinteraktywnie tak, aby wykonana została jedynie zawartość skryptu zapytanie2.sql (użyj opcji <text:span text:style-name="Strong_20_Emphasis">-f</text:span>).</text:p>
        </text:list-item>
        <text:list-item>
          <text:p text:style-name="P7">Wykorzystując mechanizm przekierowania standardowego wyjścia/wejścia uruchom nieinteraktywnie psql tak aby zostało wykonane zapytanie z pliku zapytanie2.sql, a jego rezultat umieszczony w pliku zapytanie2.txt.</text:p>
        </text:list-item>
      </text:list>
      <text:h text:style-name="Heading_20_1" text:outline-level="1"><text:bookmark text:name="zadanie_7"/>Zadanie 7</text:h>
      <text:p text:style-name="Text_20_body">Potraktuj psql jak kalkulator i wyznacz: </text:p>
      <text:list xml:id="list5190639188889586763" text:style-name="L5">
        <text:list-item>
          <text:p text:style-name="P16">124 * 7 + 45, </text:p>
        </text:list-item>
        <text:list-item>
          <text:p text:style-name="P16">2 ^ 20, </text:p>
        </text:list-item>
        <text:list-item>
          <text:p text:style-name="P16">√3, <text:s/></text:p>
        </text:list-item>
        <text:list-item>
          <text:p text:style-name="P8">π. </text:p>
        </text:list-item>
      </text:list>
      <text:h text:style-name="Heading_20_1" text:outline-level="1"><text:bookmark text:name="zadanie_8"/>Zadanie 8</text:h>
      <text:p text:style-name="Text_20_body">Napisz zapytanie w języku <text:span text:style-name="ACRONYM">SQL</text:span>, które: </text:p>
      <text:list xml:id="list465232248616967102" text:style-name="L6">
        <text:list-item>
          <text:p text:style-name="P17">wyświetla listę klientów (nazwa, ulica, miejscowość) posortowaną według nazw klientów,</text:p>
        </text:list-item>
      </text:list>
      <text:p text:style-name="P3"/>
      <text:list xml:id="list43332348" text:continue-numbering="true" text:style-name="L6">
        <text:list-item>
          <text:p text:style-name="P17">wyświetla listę klientów posortowaną malejąco według nazw miejscowości,</text:p>
        </text:list-item>
      </text:list>
      <text:p text:style-name="P3"/>
      <text:list xml:id="list43333852" text:continue-numbering="true" text:style-name="L6">
        <text:list-item>
          <text:p text:style-name="P17">wyświetla listę klientów posortowaną malejąco według nazw miejscowości, a w ramach tej samej miejscowości rosnąco według nazw klientów,</text:p>
        </text:list-item>
      </text:list>
      <text:p text:style-name="P3"/>
      <text:list xml:id="list43332773" text:continue-numbering="true" text:style-name="L6">
        <text:list-item>
          <text:p text:style-name="P17">wyświetla listę klientów z Krakowa posortowaną według nazw klientów,</text:p>
        </text:list-item>
      </text:list>
      <text:p text:style-name="P3"/>
      <text:list xml:id="list43343993" text:continue-numbering="true" text:style-name="L6">
        <text:list-item>
          <text:p text:style-name="P9">wyświetla listę klientów z Krakowa lub z Warszawy posortowaną malejąco według nazw miejscowości, a w ramach tej samej miejscowości rosnąco według nazw klientów (zapytanie <text:soft-page-break/>utwórz na dwa sposoby stosując w kryteriach <text:span text:style-name="Strong_20_Emphasis">or</text:span> lub <text:span text:style-name="Strong_20_Emphasis">in</text:span>),</text:p>
        </text:list-item>
      </text:list>
      <text:h text:style-name="Heading_20_1" text:outline-level="1"><text:bookmark text:name="zadanie_9"/>Zadanie 9</text:h>
      <text:p text:style-name="Text_20_body">Napisz zapytanie w języku <text:span text:style-name="ACRONYM">SQL</text:span>, które: </text:p>
      <text:list xml:id="list6721795115912401089" text:style-name="L7">
        <text:list-item>
          <text:p text:style-name="P18">wyświetla nazwę i masę czekoladek, których masa jest większa niż 20 g,</text:p>
        </text:list-item>
      </text:list>
      <text:p text:style-name="P3"/>
      <text:list xml:id="list43346208" text:continue-numbering="true" text:style-name="L7">
        <text:list-item>
          <text:p text:style-name="P18">wyświetla nazwę i koszt produkcji czekoladek, których koszt produkcji jest większy niż 25 gr,</text:p>
        </text:list-item>
      </text:list>
      <text:p text:style-name="P3"/>
      <text:list xml:id="list43330992" text:continue-numbering="true" text:style-name="L7">
        <text:list-item>
          <text:p text:style-name="P18">wyświetla nazwę, masę i koszt produkcji czekoladek, których masa jest większa niż 20 g i koszt produkcji jest większy niż 25 gr,</text:p>
        </text:list-item>
      </text:list>
      <text:p text:style-name="P3"/>
      <text:list xml:id="list43318181" text:continue-numbering="true" text:style-name="L7">
        <text:list-item>
          <text:p text:style-name="P18">wyświetla nazwę i rodzaj czekolady dla czekoladek, które są w białej lub mlecznej czekoladzie,</text:p>
        </text:list-item>
      </text:list>
      <text:p text:style-name="P3"/>
      <text:list xml:id="list43342156" text:continue-numbering="true" text:style-name="L7">
        <text:list-item>
          <text:p text:style-name="P10">wyświetla nazwę oraz rodzaj czekolady, nadzienia i orzechów dla czekoladek, które są w mlecznej czekoladzie i nadziane malinami lub są w mlecznej czekoladzie i nadziane truskawkami lub zawierają orzechy laskowe, ale nie są w gorzkiej czekoladzie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4-19T23:10:45</meta:creation-date>
    <dc:date>2016-02-29T23:15:33.79</dc:date>
    <dc:creator>M S</dc:creator>
    <meta:editing-duration>PT44M48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3" meta:paragraph-count="54" meta:word-count="611" meta:character-count="4035"/>
  </office:meta>
</office:document-meta>
</file>